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907cm" table:align="margins"/>
    </style:style>
    <style:style style:name="Tabela1.A" style:family="table-column">
      <style:table-column-properties style:column-width="17.907cm" style:rel-column-width="65535*"/>
    </style:style>
    <style:style style:name="Tabela1.A1" style:family="table-cell">
      <style:table-cell-properties fo:background-color="transparent" fo:padding="0.199cm" fo:border-left="0.5pt solid #000000" fo:border-right="none" fo:border-top="0.5pt solid #000000" fo:border-bottom="none" style:writing-mode="page">
        <style:background-image/>
      </style:table-cell-properties>
    </style:style>
    <style:style style:name="Tabela2" style:family="table">
      <style:table-properties style:width="15.896cm" fo:margin-left="1.937cm" table:align="left"/>
    </style:style>
    <style:style style:name="Tabela2.A" style:family="table-column">
      <style:table-column-properties style:column-width="4.106cm"/>
    </style:style>
    <style:style style:name="Tabela2.B" style:family="table-column">
      <style:table-column-properties style:column-width="0.402cm"/>
    </style:style>
    <style:style style:name="Tabela2.C" style:family="table-column">
      <style:table-column-properties style:column-width="3.387cm"/>
    </style:style>
    <style:style style:name="Tabela2.D" style:family="table-column">
      <style:table-column-properties style:column-width="0.508cm"/>
    </style:style>
    <style:style style:name="Tabela2.E" style:family="table-column">
      <style:table-column-properties style:column-width="3.598cm"/>
    </style:style>
    <style:style style:name="Tabela2.G" style:family="table-column">
      <style:table-column-properties style:column-width="3.493cm"/>
    </style:style>
    <style:style style:name="Tabe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a2.G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#ffffd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5.928cm" table:align="right"/>
    </style:style>
    <style:style style:name="Tabela3.A" style:family="table-column">
      <style:table-column-properties style:column-width="1.503cm"/>
    </style:style>
    <style:style style:name="Tabela3.B" style:family="table-column">
      <style:table-column-properties style:column-width="3.49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2.794cm"/>
    </style:style>
    <style:style style:name="Tabela3.E" style:family="table-column">
      <style:table-column-properties style:column-width="1.609cm"/>
    </style:style>
    <style:style style:name="Tabela3.F" style:family="table-column">
      <style:table-column-properties style:column-width="1.397cm"/>
    </style:style>
    <style:style style:name="Tabela3.G" style:family="table-column">
      <style:table-column-properties style:column-width="1.508cm"/>
    </style:style>
    <style:style style:name="Tabela3.H" style:family="table-column">
      <style:table-column-properties style:column-width="1.72cm"/>
    </style:style>
    <style:style style:name="Tabela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#ffffd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2" style:family="table-cell">
      <style:table-cell-properties fo:background-color="#ffffd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5.939cm" fo:margin-left="1.979cm" table:align="left"/>
    </style:style>
    <style:style style:name="Tabela4.A" style:family="table-column">
      <style:table-column-properties style:column-width="1.693cm"/>
    </style:style>
    <style:style style:name="Tabela4.B" style:family="table-column">
      <style:table-column-properties style:column-width="1.503cm"/>
    </style:style>
    <style:style style:name="Tabela4.D" style:family="table-column">
      <style:table-column-properties style:column-width="2.307cm"/>
    </style:style>
    <style:style style:name="Tabela4.E" style:family="table-column">
      <style:table-column-properties style:column-width="1.323cm"/>
    </style:style>
    <style:style style:name="Tabela4.F" style:family="table-column">
      <style:table-column-properties style:column-width="2.353cm"/>
    </style:style>
    <style:style style:name="Tabela4.G" style:family="table-column">
      <style:table-column-properties style:column-width="1.023cm"/>
    </style:style>
    <style:style style:name="Tabela4.H" style:family="table-column">
      <style:table-column-properties style:column-width="1.397cm"/>
    </style:style>
    <style:style style:name="Tabela4.I" style:family="table-column">
      <style:table-column-properties style:column-width="1.378cm"/>
    </style:style>
    <style:style style:name="Tabela4.J" style:family="table-column">
      <style:table-column-properties style:column-width="1.459cm"/>
    </style:style>
    <style:style style:name="Tabela4.A1" style:family="table-cell">
      <style:table-cell-properties fo:background-color="#ffffd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J1" style:family="table-cell">
      <style:table-cell-properties fo:background-color="#ffffd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658cm" fo:margin-left="1.259cm" table:align="left"/>
    </style:style>
    <style:style style:name="Tabela5.A" style:family="table-column">
      <style:table-column-properties style:column-width="4.72cm"/>
    </style:style>
    <style:style style:name="Tabela5.B" style:family="table-column">
      <style:table-column-properties style:column-width="5.969cm"/>
    </style:style>
    <style:style style:name="Tabela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034f57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0pt" fo:language="gl" fo:country="ES" fo:font-weight="bold" officeooo:rsid="00007f1e" officeooo:paragraph-rsid="003d886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90f3f6" officeooo:paragraph-rsid="0090f3f6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950d1e" officeooo:paragraph-rsid="0095b1e5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9140f5" officeooo:paragraph-rsid="009140f5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916ee6" officeooo:paragraph-rsid="00916ee6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916ee6" officeooo:paragraph-rsid="0092e3f3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9a76a0" officeooo:paragraph-rsid="0090f3f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Arial1" fo:font-size="10pt" fo:language="gl" fo:country="ES" style:text-underline-style="none" fo:font-weight="bold" officeooo:rsid="0090f3f6" officeooo:paragraph-rsid="0090f3f6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loext:opacity="100%" style:font-name="Arial1" fo:font-size="10pt" fo:language="gl" fo:country="ES" style:text-underline-style="none" fo:font-weight="bold" officeooo:rsid="0090f3f6" officeooo:paragraph-rsid="0090f3f6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loext:opacity="100%" style:font-name="Arial1" fo:font-size="10pt" fo:language="gl" fo:country="ES" style:text-underline-style="none" fo:font-weight="bold" officeooo:rsid="009140f5" officeooo:paragraph-rsid="009140f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916e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92e3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950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2e3f3" officeooo:paragraph-rsid="0092e3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2e3f3" officeooo:paragraph-rsid="00943d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2e3f3" officeooo:paragraph-rsid="00950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50d1e" officeooo:paragraph-rsid="00950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140f5" officeooo:paragraph-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16ee6" officeooo:paragraph-rsid="00916e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916ee6" officeooo:paragraph-rsid="00916ee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916ee6" officeooo:paragraph-rsid="0092e3f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9a76a0" officeooo:paragraph-rsid="009a76a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2e3f3" officeooo:paragraph-rsid="0092e3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2e3f3" officeooo:paragraph-rsid="00950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40f5" officeooo:paragraph-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6ee6" officeooo:paragraph-rsid="00916e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6ee6" officeooo:paragraph-rsid="0092e3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6ee6" officeooo:paragraph-rsid="00950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3f3" officeooo:paragraph-rsid="0092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3f3" officeooo:paragraph-rsid="0095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rsid="00916ee6" officeooo:paragraph-rsid="00916ee6"/>
    </style:style>
    <style:style style:name="P36" style:family="paragraph" style:parent-style-name="Preformatted_20_Text">
      <style:paragraph-properties fo:text-align="start" style:justify-single-word="false"/>
      <style:text-properties officeooo:paragraph-rsid="009140f5"/>
    </style:style>
    <style:style style:name="P37" style:family="paragraph" style:parent-style-name="Preformatted_20_Text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40f5" officeooo:paragraph-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40f5" officeooo:paragraph-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9140f5" officeooo:paragraph-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90f3f6" officeooo:paragraph-rsid="0090f3f6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text-properties fo:color="#000000" loext:opacity="100%" style:font-name="Arial1" fo:font-size="10pt" fo:language="gl" fo:country="ES" style:text-underline-style="none" fo:font-weight="normal" officeooo:rsid="009140f5" officeooo:paragraph-rsid="00916ee6" style:font-size-asian="10pt" style:font-weight-asian="normal" style:font-size-complex="10pt" style:font-weight-complex="normal"/>
    </style:style>
    <style:style style:name="P43" style:family="paragraph" style:parent-style-name="Standard" style:list-style-name="L2">
      <style:text-properties fo:color="#000000" loext:opacity="100%" style:font-name="Arial1" fo:font-size="10pt" fo:language="gl" fo:country="ES" style:text-underline-style="none" fo:font-weight="normal" officeooo:rsid="00916ee6" officeooo:paragraph-rsid="00916ee6" style:font-size-asian="10pt" style:font-weight-asian="normal" style:font-size-complex="10pt" style:font-weight-complex="normal"/>
    </style:style>
    <style:style style:name="P44" style:family="paragraph" style:parent-style-name="Standard" style:list-style-name="L3">
      <style:text-properties fo:color="#000000" loext:opacity="100%" style:font-name="Arial1" fo:font-size="10pt" fo:language="gl" fo:country="ES" style:text-underline-style="none" fo:font-weight="normal" officeooo:rsid="00916ee6" officeooo:paragraph-rsid="00916ee6" style:font-size-asian="10pt" style:font-weight-asian="normal" style:font-size-complex="10pt" style:font-weight-complex="normal"/>
    </style:style>
    <style:style style:name="P45" style:family="paragraph" style:parent-style-name="Standard" style:list-style-name="L3">
      <style:text-properties fo:color="#000000" loext:opacity="100%" style:font-name="Arial1" fo:font-size="10pt" fo:language="gl" fo:country="ES" style:text-underline-style="none" fo:font-weight="normal" officeooo:rsid="0092e3f3" officeooo:paragraph-rsid="00916ee6" style:font-size-asian="10pt" style:font-weight-asian="normal" style:font-size-complex="10pt" style:font-weight-complex="normal"/>
    </style:style>
    <style:style style:name="P46" style:family="paragraph" style:parent-style-name="Standard" style:list-style-name="L2">
      <style:text-properties fo:color="#000000" loext:opacity="100%" style:font-name="Arial1" fo:font-size="10pt" fo:language="gl" fo:country="ES" style:text-underline-style="none" fo:font-weight="normal" officeooo:rsid="00950d1e" officeooo:paragraph-rsid="00950d1e" style:font-size-asian="10pt" style:font-weight-asian="normal" style:font-size-complex="10pt" style:font-weight-complex="normal"/>
    </style:style>
    <style:style style:name="P47" style:family="paragraph" style:parent-style-name="Standard" style:list-style-name="L2">
      <style:text-properties fo:color="#000000" loext:opacity="100%" style:font-name="Arial1" fo:font-size="10pt" fo:language="gl" fo:country="ES" style:text-underline-style="none" fo:font-weight="normal" officeooo:rsid="00950d1e" officeooo:paragraph-rsid="0095b1e5" style:font-size-asian="10pt" style:font-weight-asian="normal" style:font-size-complex="10pt" style:font-weight-complex="normal"/>
    </style:style>
    <style:style style:name="P48" style:family="paragraph" style:parent-style-name="Standard" style:list-style-name="L4">
      <style:text-properties fo:color="#000000" loext:opacity="100%" style:font-name="Arial1" fo:font-size="10pt" fo:language="gl" fo:country="ES" style:text-underline-style="none" fo:font-weight="normal" officeooo:rsid="0095b1e5" officeooo:paragraph-rsid="0095b1e5" style:font-size-asian="10pt" style:font-weight-asian="normal" style:font-size-complex="10pt" style:font-weight-complex="normal"/>
    </style:style>
    <style:style style:name="P49" style:family="paragraph" style:parent-style-name="Standard" style:list-style-name="Numbering_20_abc">
      <style:text-properties fo:color="#000000" loext:opacity="100%" style:font-name="Arial1" fo:font-size="10pt" fo:language="gl" fo:country="ES" style:text-underline-style="none" fo:font-weight="normal" officeooo:rsid="0095b1e5" officeooo:paragraph-rsid="0095b1e5" style:font-size-asian="10pt" style:font-weight-asian="normal" style:font-size-complex="10pt" style:font-weight-complex="normal"/>
    </style:style>
    <style:style style:name="P50" style:family="paragraph" style:parent-style-name="Standard" style:list-style-name="L2">
      <style:text-properties fo:color="#000000" loext:opacity="100%" style:font-name="Arial1" fo:font-size="10pt" fo:language="gl" fo:country="ES" style:text-underline-style="none" fo:font-weight="normal" officeooo:rsid="009a76a0" officeooo:paragraph-rsid="009a76a0" style:font-size-asian="10pt" style:font-weight-asian="normal" style:font-size-complex="10pt" style:font-weight-complex="normal"/>
    </style:style>
    <style:style style:name="P51" style:family="paragraph" style:parent-style-name="Standard" style:list-style-name="L2">
      <style:text-properties fo:color="#000000" loext:opacity="100%" style:font-name="Arial1" fo:font-size="10pt" fo:language="gl" fo:country="ES" style:text-underline-style="none" fo:font-weight="bold" officeooo:rsid="00950d1e" officeooo:paragraph-rsid="0095b1e5" style:font-size-asian="10pt" style:font-weight-asian="bold" style:font-size-complex="10pt" style:font-weight-complex="bold"/>
    </style:style>
    <style:style style:name="P52" style:family="paragraph" style:parent-style-name="Standard" style:list-style-name="L2">
      <style:text-properties officeooo:paragraph-rsid="00916ee6"/>
    </style:style>
    <style:style style:name="P53" style:family="paragraph" style:parent-style-name="Standard" style:list-style-name="L2">
      <style:text-properties officeooo:paragraph-rsid="00950d1e"/>
    </style:style>
    <style:style style:name="P54" style:family="paragraph" style:parent-style-name="Standard" style:list-style-name="L2">
      <style:text-properties officeooo:paragraph-rsid="0095b1e5"/>
    </style:style>
    <style:style style:name="P55" style:family="paragraph" style:parent-style-name="Standard" style:list-style-name="L3">
      <style:text-properties officeooo:paragraph-rsid="00916ee6"/>
    </style:style>
    <style:style style:name="P56" style:family="paragraph" style:parent-style-name="Standard" style:list-style-name="L3">
      <style:text-properties officeooo:rsid="0092e3f3" officeooo:paragraph-rsid="0092e3f3"/>
    </style:style>
    <style:style style:name="P57" style:family="paragraph" style:parent-style-name="Standard" style:list-style-name="L2">
      <style:text-properties officeooo:rsid="00950d1e" officeooo:paragraph-rsid="00950d1e"/>
    </style:style>
    <style:style style:name="P58" style:family="paragraph" style:parent-style-name="Standard" style:list-style-name="L2">
      <style:text-properties fo:font-weight="bold" officeooo:paragraph-rsid="00950d1e" style:font-weight-asian="bold" style:font-weight-complex="bold"/>
    </style:style>
    <style:style style:name="T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" style:family="text">
      <style:text-properties fo:font-size="8pt" style:text-underline-style="solid" style:text-underline-width="auto" style:text-underline-color="font-color" fo:font-weight="bold" officeooo:rsid="00034f57" style:font-size-asian="8pt" style:font-weight-asian="bold" style:font-size-complex="8pt" style:font-weight-complex="bold"/>
    </style:style>
    <style:style style:name="T3" style:family="text">
      <style:text-properties fo:font-size="8pt" style:text-underline-style="solid" style:text-underline-width="auto" style:text-underline-color="font-color" fo:font-weight="bold" officeooo:rsid="0016e8d1" style:font-size-asian="8pt" style:font-weight-asian="bold" style:font-size-complex="8pt" style:font-weight-complex="bold"/>
    </style:style>
    <style:style style:name="T4" style:family="text">
      <style:text-properties style:font-name="Arial" fo:font-size="8pt" fo:language="gl" fo:country="ES" style:text-underline-style="solid" style:text-underline-width="auto" style:text-underline-color="font-color" fo:font-weight="bold" officeooo:rsid="00034f57" style:font-size-asian="8pt" style:font-weight-asian="bold" style:font-size-complex="8pt" style:font-weight-complex="bold"/>
    </style:style>
    <style:style style:name="T5" style:family="text">
      <style:text-properties style:font-name="Arial" fo:font-size="8pt" fo:language="gl" fo:country="ES" style:text-underline-style="solid" style:text-underline-width="auto" style:text-underline-color="font-color" fo:font-weight="bold" officeooo:rsid="0090f3f6" style:font-size-asian="8pt" style:font-weight-asian="bold" style:font-size-complex="8pt" style:font-weight-complex="bold"/>
    </style:style>
    <style:style style:name="T6" style:family="text">
      <style:text-properties officeooo:rsid="00034f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style:font-name="Arial1" fo:font-size="10pt" fo:language="gl" fo:country="ES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color="#000000" loext:opacity="100%" style:font-name="Arial1" fo:font-size="10pt" fo:language="gl" fo:country="ES" style:text-underline-style="none" fo:font-weight="normal" officeooo:rsid="009140f5" style:font-size-asian="10pt" style:font-weight-asian="normal" style:font-size-complex="10pt" style:font-weight-complex="normal"/>
    </style:style>
    <style:style style:name="T10" style:family="text">
      <style:text-properties fo:color="#000000" loext:opacity="100%" style:font-name="Arial1" fo:font-size="10pt" fo:language="gl" fo:country="ES" style:text-underline-style="none" fo:font-weight="normal" officeooo:rsid="00916ee6" style:font-size-asian="10pt" style:font-weight-asian="normal" style:font-size-complex="10pt" style:font-weight-complex="normal"/>
    </style:style>
    <style:style style:name="T11" style:family="text">
      <style:text-properties fo:color="#000000" loext:opacity="100%" style:font-name="Arial1" fo:font-size="10pt" fo:language="gl" fo:country="ES" style:text-underline-style="none" fo:font-weight="normal" officeooo:rsid="0092e3f3" style:font-size-asian="10pt" style:font-weight-asian="normal" style:font-size-complex="10pt" style:font-weight-complex="normal"/>
    </style:style>
    <style:style style:name="T12" style:family="text">
      <style:text-properties fo:color="#000000" loext:opacity="100%" style:font-name="Arial1" fo:font-size="10pt" fo:language="gl" fo:country="ES" style:text-underline-style="none" fo:font-weight="normal" officeooo:rsid="00950d1e" style:font-size-asian="10pt" style:font-weight-asian="normal" style:font-size-complex="10pt" style:font-weight-complex="normal"/>
    </style:style>
    <style:style style:name="T13" style:family="text">
      <style:text-properties fo:color="#000000" loext:opacity="100%" style:font-name="Arial1" fo:font-size="10pt" fo:language="gl" fo:country="ES" style:text-underline-style="none" officeooo:rsid="009140f5" style:font-size-asian="10pt" style:font-size-complex="10pt"/>
    </style:style>
    <style:style style:name="T14" style:family="text">
      <style:text-properties fo:color="#000000" loext:opacity="100%" style:font-name="Arial1" fo:font-size="10pt" fo:language="gl" fo:country="ES" style:text-underline-style="none" officeooo:rsid="00950d1e" style:font-size-asian="10pt" style:font-size-complex="10pt"/>
    </style:style>
    <style:style style:name="T15" style:family="text">
      <style:text-properties fo:color="#000000" loext:opacity="100%" style:font-name="Arial1" fo:font-size="10pt" fo:language="gl" fo:country="ES" style:text-underline-style="none" fo:font-weight="bold" officeooo:rsid="009140f5" style:font-size-asian="10pt" style:font-weight-asian="bold" style:font-size-complex="10pt" style:font-weight-complex="bold"/>
    </style:style>
    <style:style style:name="T16" style:family="text">
      <style:text-properties fo:color="#000000" loext:opacity="100%" style:font-name="Arial1" fo:font-size="10pt" fo:language="gl" fo:country="ES" style:text-underline-style="none" fo:font-weight="bold" officeooo:rsid="00950d1e" style:font-size-asian="10pt" style:font-weight-asian="bold" style:font-size-complex="10pt" style:font-weight-complex="bold"/>
    </style:style>
    <style:style style:name="T17" style:family="text">
      <style:text-properties fo:color="#000000" loext:opacity="100%" style:font-name="Arial1" fo:font-size="10pt" fo:language="gl" fo:country="ES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color="#000000" loext:opacity="100%" style:font-name="Arial1" fo:font-size="10pt" fo:language="gl" fo:country="ES" fo:font-style="italic" style:text-underline-style="none" fo:font-weight="normal" officeooo:rsid="0092e3f3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40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40f5" style:font-name-asian="NSimSun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1" fo:font-size="10pt" fo:language="gl" fo:country="ES" fo:font-style="normal" fo:text-shadow="none" style:text-underline-style="none" fo:font-weight="normal" officeooo:rsid="00916ee6" style:font-name-asian="NSimSun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2" style:family="text">
      <style:text-properties officeooo:rsid="009140f5"/>
    </style:style>
    <style:style style:name="T23" style:family="text">
      <style:text-properties fo:language="gl" fo:country="ES" officeooo:rsid="00916ee6"/>
    </style:style>
    <style:style style:name="T24" style:family="text">
      <style:text-properties fo:language="gl" fo:country="ES" officeooo:rsid="0092e3f3"/>
    </style:style>
    <style:style style:name="T25" style:family="text">
      <style:text-properties fo:color="#2a6099" loext:opacity="100%"/>
    </style:style>
    <style:style style:name="T26" style:family="text">
      <style:text-properties fo:color="#2a6099" loext:opacity="100%" style:font-name="Arial1" fo:font-size="10pt" fo:language="gl" fo:country="ES" style:text-underline-style="none" fo:font-weight="bold" officeooo:rsid="00950d1e" style:font-size-asian="10pt" style:font-weight-asian="bold" style:font-size-complex="10pt" style:font-weight-complex="bold"/>
    </style:style>
    <style:style style:name="T27" style:family="text">
      <style:text-properties fo:color="#2a6099" loext:opacity="100%" style:font-name="Arial1" fo:font-size="10pt" fo:language="gl" fo:country="ES" style:text-underline-style="none" fo:font-weight="bold" officeooo:rsid="009751eb" style:font-size-asian="10pt" style:font-weight-asian="bold" style:font-size-complex="10pt" style:font-weight-complex="bold"/>
    </style:style>
    <style:style style:name="T28" style:family="text">
      <style:text-properties fo:color="#2a6099" loext:opacity="100%" style:font-name="Arial1" fo:font-size="10pt" fo:language="gl" fo:country="ES" style:text-underline-style="none" officeooo:rsid="00950d1e" style:font-size-asian="10pt" style:font-size-complex="10pt"/>
    </style:style>
    <style:style style:name="T29" style:family="text">
      <style:text-properties fo:color="#2a6099" loext:opacity="100%" officeooo:rsid="0095b1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3"/>
      <text:p text:style-name="P10">DESEÑO DUN SISTEMA DE ALMACENAMENTO BASEADO EN FICHEIROS</text:p>
      <text:p text:style-name="P4"/>
      <text:p text:style-name="P4"><text:span text:style-name="T7">Obxectivos</text:span>:</text:p>
      <text:list xml:id="list1054681092" text:style-name="L1">
        <text:list-item>
          <text:p text:style-name="P41">Dado un problema real, razoar como sería o deseño dun sistema de almacenamento cos distintos tipos de almacenamento de ficheiros.</text:p>
        </text:list-item>
        <text:list-item>
          <text:p text:style-name="P41">Identificar exemplos dos inconvenientes dos ficheiros nas solucións propostas.</text:p>
        </text:list-item>
      </text:list>
      <text:p text:style-name="P9"/>
      <text:p text:style-name="P11">Descrición do problema a resolver:</text:p>
      <text:p text:style-name="P4"/>
      <table:table table:name="Tabela1" table:style-name="Tabela1">
        <table:table-column table:style-name="Tabela1.A"/>
        <table:table-row table:style-name="TableLine2226338390432">
          <table:table-cell table:style-name="Tabela1.A1" office:value-type="string">
            <text:p text:style-name="P17">Unha empresa é a responsable de dar a coñecer as propiedades que ofrece para alugar, tanto na prensa local como nacional, entrevista a posibles inquilinos, organiza visitas ás propiedades e negocia contratos de aluguer. Unha vez asinado o aluguer, a empresa asume a responsabilidade do inmoble, realizando inspeccións periódicas para comprobar o seu correcto mantemento. </text:p>
            <text:p text:style-name="P17"/>
            <text:p text:style-name="P17">A continuación descríbense os datos que se manexan nas oficinas da empresa para realizar o traballo diario:</text:p>
            <text:p text:style-name="P16"/>
            <text:p text:style-name="P39">OFICINAS</text:p>
            <text:p text:style-name="P16">A compañía ten varias oficinas en todo o país. Cada oficina ten un código de identificación único, ten un enderezo (rúa, número e cidade), un número de teléfono e un número de fax. Cada oficina ten o seu propio modelo.</text:p>
            <text:p text:style-name="P16"/>
            <text:p text:style-name="P38">PLANTILLA</text:p>
            <text:p text:style-name="P16">Cada oficina ten un director encargado de supervisar todos os seus trámites. A compañía supervisa atentamente o traballo dos directores e ten un rexistro da data en que cada director comezou no seu posto. Cada director ten un pago anual polos gastos do vehículo e unha bonificación mensual que depende dos contratos de aluguer que realizou a súa oficina. En cada oficina hai varios supervisores. Cada un é responsable do traballo diario dun grupo de entre cinco e dez empregados que xestionan os alugueres. O traballo administrativo de cada grupo corre a cargo dun empregado. Cada membro do persoal ten un código único que o identifica na empresa. Quere saber o nome, o enderezo, o número de teléfono, a data de nacemento, o número de DNI, a posición na empresa, o salario anual e a data na que ingresou na empresa para cada un deles. O persoal administrativo tamén quere saber a velocidade coa que escribe (en pulsacións por minuto). Ademais, debe gardarse información sobre un dos seus parentes máis próximos para cada empregado: nome, relación co empregado, enderezo e número de teléfono.</text:p>
            <text:p text:style-name="P16"/>
            <text:p text:style-name="P40">INMOBLES</text:p>
            <text:p text:style-name="P36"><text:bookmark text:name="tw-target-text"/><text:span text:style-name="T19">Cada oficina da empresa ten unha serie de propiedades en aluguer. Estas propiedades identifícanse mediante un código único na empresa. Os datos almacenados para cada propiedade son os seguintes: enderezo completo (rúa, número e cidade), tipo de propiedade, número de habitacións e prezo do aluguer en euros (este prezo é mensual). O prezo do aluguer revísase anualmente. Cada propiedade está asignada a un empregado responsable da súa xestión. A cada membro do persoal </text:span><text:span text:style-name="T20">p</text:span><text:span text:style-name="T21">ode ter asignadas</text:span><text:span text:style-name="T19"> ata vinte propiedades.</text:span></text:p>
            <text:p text:style-name="P29"/>
            <text:p text:style-name="P37">PROPIETARIOS</text:p>
            <text:p text:style-name="P29">Os propietarios das propiedades poden ser particulares ou empresas. Cada propietario ten asignado un código único para a empresa. Gárdanse o nome, o enderezo e o número de teléfono das persoas. Das empresas gárdanse o nome comercial, o tipo de empresa, o enderezo, o número de teléfono e o nome da persoa de contacto.</text:p>
            <text:p text:style-name="P29"/>
            <text:p text:style-name="P37">INQUILINOS (CLIENTES)</text:p>
            <text:p text:style-name="P29">Cando un cliente contacta coa empresa por primeira vez, tómanse os seus datos: nome, enderezo, número de teléfono, tipo de propiedade que prefiren e a cantidade máxima que están dispostos a pagar ao mes polo aluguer. Dado que é un futuro inquilino, asignaráselle un código único en toda a empresa. A partir da entrevista inicial que se realiza con cada cliente gárdase a data, o empregado que a realizou e algúns comentarios xerais sobre o posible inquilino.</text:p>
            <text:p text:style-name="P22"/>
            <text:p text:style-name="P22"/>
            <text:p text:style-name="P40"><text:soft-page-break/>VISITAS ÁS PROPIEDADES</text:p>
            <text:p text:style-name="P22">Na maioría dos casos, os posibles inquilinos queren ver varias propiedades antes de alugar unha. De cada visita que se fai gárdanse a data e os comentarios feitos polo cliente sobre a propiedade.</text:p>
            <text:p text:style-name="P22"/>
            <text:p text:style-name="P40">PUBLICIDADES</text:p>
            <text:p text:style-name="P22">Cando unha propiedade é difícil de alugar, a empresa anúnciao na prensa local e nacional. A data de publicación e o custo económico do anuncio gárdanse por cada anuncio. Nos xornais consérvanse o nome, o enderezo, o número de teléfono, o número de fax e o nome da persoa de contacto.</text:p>
            <text:p text:style-name="P22"/>
            <text:p text:style-name="P40">CONTRATOS DE ALUGUER</text:p>
            <text:p text:style-name="P22">A empresa é a responsable da redacción das condicións de cada contrato de aluguer. Cada contrato ten un número, un importe mensual, un método de pago, o importe do depósito, se se realizou o depósito, as datas de inicio e fin do contrato, a duración do contrato en meses e o membro do persoal que o realiza. formalizado. A duración mínima dun contrato é de tres meses e a duración máxima dun ano. Cada cliente pode ter unha ou máis propiedades alugadas ao mesmo tempo.</text:p>
            <text:p text:style-name="P22"/>
            <text:p text:style-name="P40">VISITAS ÁS PROPIEDADES</text:p>
            <text:p text:style-name="P22">Na maioría dos casos, os posibles inquilinos queren ver varias propiedades antes de alugar unha. De cada visita que se fai gárdanse a data e os comentarios feitos polo cliente sobre a propiedade.</text:p>
            <text:p text:style-name="P22"/>
            <text:p text:style-name="P40">PUBLICIDADES</text:p>
            <text:p text:style-name="P22">Cando unha propiedade é difícil de alugar, a empresa anúnciao na prensa local e nacional. A data de publicación e o custo económico do anuncio gárdanse por cada anuncio. Nos xornais consérvanse o nome, o enderezo, o número de teléfono, o número de fax e o nome da persoa de contacto.</text:p>
            <text:p text:style-name="P22"/>
            <text:p text:style-name="P40">CONTRATOS DE ALUGUER</text:p>
            <text:p text:style-name="P22">A empresa é a responsable da redacción das condicións de cada contrato de aluguer. Cada contrato ten un número, un importe mensual, un método de pago, o importe do depósito, se se realizou o depósito, as datas de inicio e fin do contrato, a duración do contrato en meses e o membro do persoal que o realiza. formalizado. A duración mínima dun contrato é de tres meses e a duración máxima dun ano. Cada cliente pode ter unha ou máis propiedades alugadas ao mesmo tempo.</text:p>
          </table:table-cell>
        </table:table-row>
      </table:table>
      <text:p text:style-name="P4"/>
      <text:p text:style-name="P12"/>
      <text:p text:style-name="P12">Dado o anterior problema:</text:p>
      <text:p text:style-name="P6"/>
      <text:p text:style-name="P6"/>
      <text:list xml:id="list1279009295" text:style-name="L2">
        <text:list-item>
          <text:p text:style-name="P52"><text:span text:style-name="T9">D</text:span><text:span text:style-name="T10">eseña</text:span><text:span text:style-name="T9"> os </text:span><text:span text:style-name="T15">rexistros</text:span><text:span text:style-name="T9"> que formarían parte do sistema. </text:span></text:p>
          <text:p text:style-name="P42"/>
          <text:p text:style-name="P43">Podes seguir estes pasos:</text:p>
        </text:list-item>
      </text:list>
      <text:list xml:id="list3619499271" text:style-name="L3">
        <text:list-item>
          <text:list>
            <text:list-item>
              <text:p text:style-name="P55"><text:span text:style-name="T9">I</text:span><text:span text:style-name="T10">dentifica os tipos de rexistros dos que se precisa gardar información.</text:span></text:p>
            </text:list-item>
            <text:list-item>
              <text:p text:style-name="P44">Para cada tipo de elemento, identifica os campos dos que se precisa gardar información.</text:p>
            </text:list-item>
            <text:list-item>
              <text:p text:style-name="P44">Completa algúns rexistros de exemplo de cada tipo.</text:p>
              <text:p text:style-name="P44"/>
            </text:list-item>
          </text:list>
          <text:p text:style-name="P55"><text:span text:style-name="T10">Exemplo 1: Tipo de rexistro </text:span><text:span text:style-name="T18">Inmoble</text:span><text:span text:style-name="T11"> e algúns rexistros:</text:span></text:p>
          <text:p text:style-name="P45"/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B"/>
        <table:table-column table:style-name="Tabela2.G"/>
        <table:table-row table:style-name="TableLine2226338398592">
          <table:table-cell table:style-name="Tabela2.A1" office:value-type="string">
            <text:p text:style-name="P24">Inmoble</text:p>
          </table:table-cell>
          <table:table-cell table:style-name="Tabela2.B1" office:value-type="string">
            <text:p text:style-name="P23"/>
          </table:table-cell>
          <table:table-cell table:style-name="Tabela2.A1" office:value-type="string">
            <text:p text:style-name="P25">Inmoble</text:p>
          </table:table-cell>
          <table:table-cell table:style-name="Tabela2.B1" office:value-type="string">
            <text:p text:style-name="P23"/>
          </table:table-cell>
          <table:table-cell table:style-name="Tabela2.A1" office:value-type="string">
            <text:p text:style-name="P25">Inmoble</text:p>
          </table:table-cell>
          <table:table-cell table:style-name="Tabela2.B1" office:value-type="string">
            <text:p text:style-name="P23"/>
          </table:table-cell>
          <table:table-cell table:style-name="Tabela2.G1" office:value-type="string">
            <text:p text:style-name="P25">Inmoble</text:p>
          </table:table-cell>
        </table:table-row>
        <table:table-row table:style-name="TableLine2226338400496">
          <table:table-cell table:style-name="Tabela2.A2" office:value-type="string">
            <text:p text:style-name="P30">Identificador inmoble</text:p>
            <text:p text:style-name="P30">Enderezo</text:p>
            <text:p text:style-name="P30">Área</text:p>
            <text:p text:style-name="P30">Población</text:p>
            <text:p text:style-name="P30">Tipo</text:p>
            <text:p text:style-name="P30">Nº de cuartos</text:p>
            <text:p text:style-name="P30">Prezo aluguer</text:p>
            <text:p text:style-name="P30">Empregado responsable</text:p>
          </table:table-cell>
          <table:table-cell table:style-name="Tabela2.B1" office:value-type="string">
            <text:p text:style-name="P13"/>
          </table:table-cell>
          <table:table-cell table:style-name="Tabela2.C2" office:value-type="string">
            <text:p text:style-name="P18">IA14</text:p>
            <text:p text:style-name="P18">Rúa do medio, 128</text:p>
            <text:p text:style-name="P18">Centro</text:p>
            <text:p text:style-name="P27">Vilagarcía</text:p>
            <text:p text:style-name="P18">Casa</text:p>
            <text:p text:style-name="P18">6</text:p>
            <text:p text:style-name="P18">600</text:p>
            <text:p text:style-name="P18">P46</text:p>
          </table:table-cell>
          <table:table-cell table:style-name="Tabela2.B1" office:value-type="string">
            <text:p text:style-name="P13"/>
          </table:table-cell>
          <table:table-cell table:style-name="Tabela2.C2" office:value-type="string">
            <text:p text:style-name="P18">IL94</text:p>
            <text:p text:style-name="P18">Rúa Río Miño, 24</text:p>
            <text:p text:style-name="P18">Sur</text:p>
            <text:p text:style-name="P18">Vilagarcía</text:p>
            <text:p text:style-name="P18">Piso</text:p>
            <text:p text:style-name="P18">4</text:p>
            <text:p text:style-name="P18">350</text:p>
            <text:p text:style-name="P18">P87</text:p>
          </table:table-cell>
          <table:table-cell table:style-name="Tabela2.B1" office:value-type="string">
            <text:p text:style-name="P13"/>
          </table:table-cell>
          <table:table-cell table:style-name="Tabela2.G2" office:value-type="string">
            <text:p text:style-name="P18">IG4</text:p>
            <text:p text:style-name="P18">Rúa Rosalía, 28</text:p>
            <text:p text:style-name="P18">Porto</text:p>
            <text:p text:style-name="P18">Vilanova</text:p>
            <text:p text:style-name="P18">Piso</text:p>
            <text:p text:style-name="P18">3</text:p>
            <text:p text:style-name="P18">300</text:p>
            <text:p text:style-name="P18">P40</text:p>
          </table:table-cell>
        </table:table-row>
      </table:table>
      <text:p text:style-name="P8"/>
      <text:p text:style-name="P8"><text:soft-page-break/></text:p>
      <text:p text:style-name="P8"/>
      <text:list xml:id="list91638185946626" text:continue-numbering="true" text:style-name="L3">
        <text:list-header>
          <text:p text:style-name="P56"><text:span text:style-name="T10">Exemplo </text:span><text:span text:style-name="T8">2</text:span><text:span text:style-name="T10">: Tipo de rexistro </text:span><text:span text:style-name="T17">Inmoble</text:span><text:span text:style-name="T8"> e algúns rexistros:</text:span></text:p>
        </text:list-header>
      </text:list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leLine2226338402400">
          <table:table-cell table:style-name="Tabela3.A1" table:number-columns-spanned="8" office:value-type="string">
            <text:p text:style-name="P25">Inmo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26338389344">
          <table:table-cell table:style-name="Tabela3.A2" office:value-type="string">
            <text:p text:style-name="P14"><text:span text:style-name="T23">Identi</text:span><text:span text:style-name="T24">f</text:span><text:span text:style-name="T23"> inmoble</text:span></text:p>
          </table:table-cell>
          <table:table-cell table:style-name="Tabela3.A2" office:value-type="string">
            <text:p text:style-name="P31">Enderezo</text:p>
          </table:table-cell>
          <table:table-cell table:style-name="Tabela3.A2" office:value-type="string">
            <text:p text:style-name="P31">Área</text:p>
          </table:table-cell>
          <table:table-cell table:style-name="Tabela3.A2" office:value-type="string">
            <text:p text:style-name="P31">Población</text:p>
          </table:table-cell>
          <table:table-cell table:style-name="Tabela3.A2" office:value-type="string">
            <text:p text:style-name="P31">Tipo</text:p>
          </table:table-cell>
          <table:table-cell table:style-name="Tabela3.A2" office:value-type="string">
            <text:p text:style-name="P31">Nº de cuartos</text:p>
          </table:table-cell>
          <table:table-cell table:style-name="Tabela3.A2" office:value-type="string">
            <text:p text:style-name="P31">Prezo aluguer</text:p>
          </table:table-cell>
          <table:table-cell table:style-name="Tabela3.H2" office:value-type="string">
            <text:p text:style-name="P14"><text:span text:style-name="T23">Emp</text:span><text:span text:style-name="T24">reg</text:span><text:span text:style-name="T23"> resp</text:span><text:span text:style-name="T24">ons</text:span></text:p>
          </table:table-cell>
        </table:table-row>
        <table:table-row table:style-name="TableLine2226338398864">
          <table:table-cell table:style-name="Tabela3.A3" office:value-type="string">
            <text:p text:style-name="P18">IA14</text:p>
          </table:table-cell>
          <table:table-cell table:style-name="Tabela3.A3" office:value-type="string">
            <text:p text:style-name="P18">Rúa do medio, 128</text:p>
          </table:table-cell>
          <table:table-cell table:style-name="Tabela3.A3" office:value-type="string">
            <text:p text:style-name="P18">Centro</text:p>
          </table:table-cell>
          <table:table-cell table:style-name="Tabela3.A3" office:value-type="string">
            <text:p text:style-name="P27">Vilagarcía</text:p>
          </table:table-cell>
          <table:table-cell table:style-name="Tabela3.A3" office:value-type="string">
            <text:p text:style-name="P18">Casa</text:p>
          </table:table-cell>
          <table:table-cell table:style-name="Tabela3.A3" office:value-type="string">
            <text:p text:style-name="P33">6</text:p>
          </table:table-cell>
          <table:table-cell table:style-name="Tabela3.A3" office:value-type="string">
            <text:p text:style-name="P18">600</text:p>
          </table:table-cell>
          <table:table-cell table:style-name="Tabela3.H3" office:value-type="string">
            <text:p text:style-name="P18">P46</text:p>
          </table:table-cell>
        </table:table-row>
        <table:table-row table:style-name="TableLine2226338412464">
          <table:table-cell table:style-name="Tabela3.A3" office:value-type="string">
            <text:p text:style-name="P18">IL94</text:p>
          </table:table-cell>
          <table:table-cell table:style-name="Tabela3.A3" office:value-type="string">
            <text:p text:style-name="P18">Rúa Río Miño, 24</text:p>
          </table:table-cell>
          <table:table-cell table:style-name="Tabela3.A3" office:value-type="string">
            <text:p text:style-name="P18">Sur</text:p>
          </table:table-cell>
          <table:table-cell table:style-name="Tabela3.A3" office:value-type="string">
            <text:p text:style-name="P27">Vilagarcía</text:p>
          </table:table-cell>
          <table:table-cell table:style-name="Tabela3.A3" office:value-type="string">
            <text:p text:style-name="P18">Piso</text:p>
          </table:table-cell>
          <table:table-cell table:style-name="Tabela3.A3" office:value-type="string">
            <text:p text:style-name="P33">4</text:p>
          </table:table-cell>
          <table:table-cell table:style-name="Tabela3.A3" office:value-type="string">
            <text:p text:style-name="P18">350</text:p>
          </table:table-cell>
          <table:table-cell table:style-name="Tabela3.H3" office:value-type="string">
            <text:p text:style-name="P18">P87</text:p>
          </table:table-cell>
        </table:table-row>
        <table:table-row table:style-name="TableLine2226338403760">
          <table:table-cell table:style-name="Tabela3.A3" office:value-type="string">
            <text:p text:style-name="P18">IG4</text:p>
          </table:table-cell>
          <table:table-cell table:style-name="Tabela3.A3" office:value-type="string">
            <text:p text:style-name="P18">Rúa Rosalía, 28</text:p>
          </table:table-cell>
          <table:table-cell table:style-name="Tabela3.A3" office:value-type="string">
            <text:p text:style-name="P18">Porto</text:p>
          </table:table-cell>
          <table:table-cell table:style-name="Tabela3.A3" office:value-type="string">
            <text:p text:style-name="P18">Vilanova</text:p>
          </table:table-cell>
          <table:table-cell table:style-name="Tabela3.A3" office:value-type="string">
            <text:p text:style-name="P18">Piso</text:p>
          </table:table-cell>
          <table:table-cell table:style-name="Tabela3.A3" office:value-type="string">
            <text:p text:style-name="P33">3</text:p>
          </table:table-cell>
          <table:table-cell table:style-name="Tabela3.A3" office:value-type="string">
            <text:p text:style-name="P18">300</text:p>
          </table:table-cell>
          <table:table-cell table:style-name="Tabela3.H3" office:value-type="string">
            <text:p text:style-name="P19">P87</text:p>
          </table:table-cell>
        </table:table-row>
      </table:table>
      <text:p text:style-name="P35"/>
      <text:p text:style-name="P7"/>
      <text:list xml:id="list91638754368274" text:continue-list="list1279009295" text:style-name="L2">
        <text:list-item>
          <text:p text:style-name="P53"><text:span text:style-name="T9">I</text:span><text:span text:style-name="T12">dentifica os </text:span><text:span text:style-name="T16">procesamentos</text:span><text:span text:style-name="T12"> que precisa facer a empresa.</text:span></text:p>
          <text:p text:style-name="P57"><text:span text:style-name="T12">E</text:span><text:span text:style-name="T8">xemplo: Listar os inmobles filtrando por localidade para mostrarllos aos clientes interesados.</text:span></text:p>
          <text:p text:style-name="P46"/>
        </text:list-item>
        <text:list-item>
          <text:p text:style-name="P58"><text:span text:style-name="T13">U</text:span><text:span text:style-name="T14">sando ficheiros con </text:span><text:span text:style-name="T28">acceso secuencial:</text:span></text:p>
          <text:p text:style-name="P46"/>
          <text:list>
            <text:list-item>
              <text:p text:style-name="P46">Deseña como serían os ficheiros.</text:p>
              <text:p text:style-name="P46">Exemplo: Inmoble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leLine2226338401584">
          <table:table-cell table:style-name="Tabela4.A1" office:value-type="string">
            <text:p text:style-name="P21">Dirección</text:p>
            <text:p text:style-name="P21">memoria</text:p>
          </table:table-cell>
          <table:table-cell table:style-name="Tabela4.A1" office:value-type="string">
            <text:p text:style-name="P21">Marca borrado</text:p>
          </table:table-cell>
          <table:table-cell table:style-name="Tabela4.A1" office:value-type="string">
            <text:p text:style-name="P15"><text:span text:style-name="T23">Identi</text:span><text:span text:style-name="T24">f</text:span><text:span text:style-name="T23"> inmoble</text:span></text:p>
          </table:table-cell>
          <table:table-cell table:style-name="Tabela4.A1" office:value-type="string">
            <text:p text:style-name="P32">Enderezo</text:p>
          </table:table-cell>
          <table:table-cell table:style-name="Tabela4.A1" office:value-type="string">
            <text:p text:style-name="P32">Área</text:p>
          </table:table-cell>
          <table:table-cell table:style-name="Tabela4.A1" office:value-type="string">
            <text:p text:style-name="P32">Población</text:p>
          </table:table-cell>
          <table:table-cell table:style-name="Tabela4.A1" office:value-type="string">
            <text:p text:style-name="P32">Tipo</text:p>
          </table:table-cell>
          <table:table-cell table:style-name="Tabela4.A1" office:value-type="string">
            <text:p text:style-name="P32">Nº <text:s/>cuartos</text:p>
          </table:table-cell>
          <table:table-cell table:style-name="Tabela4.A1" office:value-type="string">
            <text:p text:style-name="P32">Prezo aluguer</text:p>
          </table:table-cell>
          <table:table-cell table:style-name="Tabela4.J1" office:value-type="string">
            <text:p text:style-name="P15"><text:span text:style-name="T23">Emp</text:span><text:span text:style-name="T24">reg</text:span><text:span text:style-name="T23"> resp</text:span><text:span text:style-name="T24">ons</text:span></text:p>
          </table:table-cell>
        </table:table-row>
        <table:table-row table:style-name="TableLine2226338416000">
          <table:table-cell table:style-name="Tabela4.A2" office:value-type="string">
            <text:p text:style-name="P21">1200</text:p>
          </table:table-cell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>IA14</text:p>
          </table:table-cell>
          <table:table-cell table:style-name="Tabela4.A2" office:value-type="string">
            <text:p text:style-name="P20">Rúa do medio, 128</text:p>
          </table:table-cell>
          <table:table-cell table:style-name="Tabela4.A2" office:value-type="string">
            <text:p text:style-name="P20">Centro</text:p>
          </table:table-cell>
          <table:table-cell table:style-name="Tabela4.A2" office:value-type="string">
            <text:p text:style-name="P28">Vilagarcía</text:p>
          </table:table-cell>
          <table:table-cell table:style-name="Tabela4.A2" office:value-type="string">
            <text:p text:style-name="P20">Casa</text:p>
          </table:table-cell>
          <table:table-cell table:style-name="Tabela4.A2" office:value-type="string">
            <text:p text:style-name="P34">6</text:p>
          </table:table-cell>
          <table:table-cell table:style-name="Tabela4.A2" office:value-type="string">
            <text:p text:style-name="P20">600</text:p>
          </table:table-cell>
          <table:table-cell table:style-name="Tabela4.J2" office:value-type="string">
            <text:p text:style-name="P20">P46</text:p>
          </table:table-cell>
        </table:table-row>
        <table:table-row table:style-name="TableLine2226338415184">
          <table:table-cell table:style-name="Tabela4.A2" office:value-type="string">
            <text:p text:style-name="P21">1300</text:p>
          </table:table-cell>
          <table:table-cell table:style-name="Tabela4.A2" office:value-type="string">
            <text:p text:style-name="P20">*</text:p>
          </table:table-cell>
          <table:table-cell table:style-name="Tabela4.A2" office:value-type="string">
            <text:p text:style-name="P20">IL94</text:p>
          </table:table-cell>
          <table:table-cell table:style-name="Tabela4.A2" office:value-type="string">
            <text:p text:style-name="P20">Rúa Río Miño, 24</text:p>
          </table:table-cell>
          <table:table-cell table:style-name="Tabela4.A2" office:value-type="string">
            <text:p text:style-name="P20">Sur</text:p>
          </table:table-cell>
          <table:table-cell table:style-name="Tabela4.A2" office:value-type="string">
            <text:p text:style-name="P28">Vilagarcía</text:p>
          </table:table-cell>
          <table:table-cell table:style-name="Tabela4.A2" office:value-type="string">
            <text:p text:style-name="P20">Piso</text:p>
          </table:table-cell>
          <table:table-cell table:style-name="Tabela4.A2" office:value-type="string">
            <text:p text:style-name="P34">4</text:p>
          </table:table-cell>
          <table:table-cell table:style-name="Tabela4.A2" office:value-type="string">
            <text:p text:style-name="P20">350</text:p>
          </table:table-cell>
          <table:table-cell table:style-name="Tabela4.J2" office:value-type="string">
            <text:p text:style-name="P20">P87</text:p>
          </table:table-cell>
        </table:table-row>
        <table:table-row table:style-name="TableLine2226338416544">
          <table:table-cell table:style-name="Tabela4.A2" office:value-type="string">
            <text:p text:style-name="P21">1400</text:p>
          </table:table-cell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>IG4</text:p>
          </table:table-cell>
          <table:table-cell table:style-name="Tabela4.A2" office:value-type="string">
            <text:p text:style-name="P20">Rúa Rosalía, 28</text:p>
          </table:table-cell>
          <table:table-cell table:style-name="Tabela4.A2" office:value-type="string">
            <text:p text:style-name="P20">Porto</text:p>
          </table:table-cell>
          <table:table-cell table:style-name="Tabela4.A2" office:value-type="string">
            <text:p text:style-name="P20">Vilanova</text:p>
          </table:table-cell>
          <table:table-cell table:style-name="Tabela4.A2" office:value-type="string">
            <text:p text:style-name="P20">Piso</text:p>
          </table:table-cell>
          <table:table-cell table:style-name="Tabela4.A2" office:value-type="string">
            <text:p text:style-name="P34">3</text:p>
          </table:table-cell>
          <table:table-cell table:style-name="Tabela4.A2" office:value-type="string">
            <text:p text:style-name="P20">300</text:p>
          </table:table-cell>
          <table:table-cell table:style-name="Tabela4.J2" office:value-type="string">
            <text:p text:style-name="P20">P87</text:p>
          </table:table-cell>
        </table:table-row>
      </table:table>
      <text:list xml:id="list91638090703178" text:continue-numbering="true" text:style-name="L2">
        <text:list-item>
          <text:list>
            <text:list-header>
              <text:p text:style-name="P46"/>
            </text:list-header>
            <text:list-item>
              <text:p text:style-name="P46">Deseña como como sería cada procesamento que se realiza sobre os ficheiros.</text:p>
              <text:p text:style-name="P46">Exemplo: Listar os inmobles filtrando por localidade para mostrarllos aos clientes interesados:</text:p>
            </text:list-item>
          </text:list>
        </text:list-item>
      </text:list>
      <text:list xml:id="list112593064" text:style-name="L4">
        <text:list-item>
          <text:list>
            <text:list-item>
              <text:list>
                <text:list-item>
                  <text:p text:style-name="P48">Entrada: Ficheiro de Inmoble.</text:p>
                </text:list-item>
                <text:list-item>
                  <text:p text:style-name="P48">Saída: Novo ficheiro de inmobles filtrados, coa mesma estrutura de rexistros.</text:p>
                </text:list-item>
                <text:list-item>
                  <text:p text:style-name="P48">Pasos:</text:p>
                </text:list-item>
              </text:list>
            </text:list-item>
          </text:list>
        </text:list-item>
      </text:list>
      <text:list xml:id="list4223640468" text:style-name="Numbering_20_abc">
        <text:list-item>
          <text:list>
            <text:list-item>
              <text:list>
                <text:list-item>
                  <text:list>
                    <text:list-item text:start-value="1">
                      <text:p text:style-name="P49">Crear o novo ficheiro de inmobles filtrados, coa mesma estrutura de rexistros, e baldeiro.</text:p>
                    </text:list-item>
                    <text:list-item>
                      <text:p text:style-name="P49">Posicionarse na primeira posición de memoria do ficheiro.</text:p>
                    </text:list-item>
                    <text:list-item>
                      <text:p text:style-name="P49">Ler o rexistro.</text:p>
                    </text:list-item>
                    <text:list-item>
                      <text:p text:style-name="P49">Comprobar se a poboación coincide coa proporcionada: se coincide copiar o rexistro no novo ficheiro.</text:p>
                    </text:list-item>
                    <text:list-item>
                      <text:p text:style-name="P49">Avanzar ao seguinte rexistro do ficheiro (avance secuencial en memoria).</text:p>
                    </text:list-item>
                  </text:list>
                  <text:p text:style-name="P49">Os pasos c-e repetiranse ata acadar o finaldo ficheiro.</text:p>
                </text:list-item>
              </text:list>
            </text:list-item>
          </text:list>
        </text:list-item>
      </text:list>
      <text:list xml:id="list91639815737268" text:continue-list="list91638090703178" text:style-name="L2">
        <text:list-item>
          <text:list>
            <text:list-header>
              <text:p text:style-name="P46"/>
            </text:list-header>
          </text:list>
        </text:list-item>
        <text:list-item>
          <text:p text:style-name="P51"><text:span text:style-name="T22">U</text:span>sando ficheiros con <text:span text:style-name="T25">acceso secuencial </text:span><text:span text:style-name="T29">encadeado</text:span>:</text:p>
          <text:list>
            <text:list-item>
              <text:p text:style-name="P47">Deseña como serían os ficheiros.</text:p>
            </text:list-item>
            <text:list-item>
              <text:p text:style-name="P47">Deseña como como sería cada procesamento que se realiza sobre os ficheiros.</text:p>
              <text:p text:style-name="P47"/>
            </text:list-item>
          </text:list>
        </text:list-item>
        <text:list-item>
          <text:p text:style-name="P54"><text:span text:style-name="T15">U</text:span><text:span text:style-name="T16">sando ficheiros con </text:span><text:span text:style-name="T26">acceso d</text:span><text:span text:style-name="T27">irecto</text:span><text:span text:style-name="T26">:</text:span></text:p>
          <text:list>
            <text:list-item>
              <text:p text:style-name="P47">Deseña como serían os ficheiros.</text:p>
            </text:list-item>
            <text:list-item>
              <text:p text:style-name="P47">Deseña como como sería cada procesamento que se realiza sobre os ficheiros.</text:p>
            </text:list-item>
          </text:list>
        </text:list-item>
      </text:list>
      <text:p text:style-name="P5"/>
      <text:list xml:id="list91639085835926" text:continue-numbering="true" text:style-name="L2">
        <text:list-item>
          <text:p text:style-name="P54"><text:span text:style-name="T15">U</text:span><text:span text:style-name="T16">sando ficheiros con </text:span><text:span text:style-name="T26">acceso a</text:span><text:span text:style-name="T27">leatorio</text:span><text:span text:style-name="T16">:</text:span></text:p>
          <text:list>
            <text:list-item>
              <text:p text:style-name="P47">Deseña como serían os ficheiros.</text:p>
            </text:list-item>
            <text:list-item>
              <text:p text:style-name="P47">Deseña como como sería cada procesamento que se realiza sobre os ficheiros.</text:p>
              <text:p text:style-name="P47"><text:soft-page-break/></text:p>
            </text:list-item>
          </text:list>
        </text:list-item>
        <text:list-item>
          <text:p text:style-name="P50">Completa a seguinte táboa con exemplos de inconvenientes dos sistemas de almacenamento con ficheiros observados:</text:p>
          <text:p text:style-name="P50"/>
        </text:list-item>
      </text:list>
      <table:table table:name="Tabela5" table:style-name="Tabela5">
        <table:table-column table:style-name="Tabela5.A"/>
        <table:table-column table:style-name="Tabela5.B" table:number-columns-repeated="2"/>
        <table:table-row table:style-name="TableLine2226338410288">
          <table:table-cell table:style-name="Tabela5.A1" office:value-type="string">
            <text:p text:style-name="P26">INCONVENIENTE</text:p>
          </table:table-cell>
          <table:table-cell table:style-name="Tabela5.A1" office:value-type="string">
            <text:p text:style-name="P26">EXEMPLO</text:p>
          </table:table-cell>
          <table:table-cell table:style-name="Tabela5.C1" office:value-type="string">
            <text:p text:style-name="P26">EXPLICACIÓN</text:p>
          </table:table-cell>
        </table:table-row>
        <table:table-row table:style-name="TableLine2226338413008"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C2" office:value-type="string">
            <text:p text:style-name="P16"/>
          </table:table-cell>
        </table:table-row>
        <table:table-row table:style-name="TableLine2226338408112"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C2" office:value-type="string">
            <text:p text:style-name="P16"/>
          </table:table-cell>
        </table:table-row>
        <table:table-row table:style-name="TableLine2226338414640"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C2" office:value-type="string">
            <text:p text:style-name="P16"/>
          </table:table-cell>
        </table:table-row>
        <table:table-row table:style-name="TableLine2226338415456"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C2" office:value-type="string">
            <text:p text:style-name="P16"/>
          </table:table-cell>
        </table:table-row>
        <table:table-row table:style-name="TableLine2226338413280"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C2" office:value-type="string">
            <text:p text:style-name="P16"/>
          </table:table-cell>
        </table:table-row>
      </table:table>
      <text:list xml:id="list91638745049154" text:continue-numbering="true" text:style-name="L2">
        <text:list-header>
          <text:p text:style-name="P5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34f57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2" style:family="text">
      <style:text-properties style:font-name="Arial" fo:font-size="8pt" fo:language="gl" fo:country="ES" style:text-underline-style="solid" style:text-underline-width="auto" style:text-underline-color="font-color" fo:font-weight="bold" officeooo:rsid="00034f57" style:font-size-asian="8pt" style:font-weight-asian="bold" style:font-size-complex="8pt" style:font-weight-complex="bold"/>
    </style:style>
    <style:style style:name="MT3" style:family="text">
      <style:text-properties style:font-name="Arial" fo:font-size="8pt" fo:language="gl" fo:country="ES" style:text-underline-style="solid" style:text-underline-width="auto" style:text-underline-color="font-color" fo:font-weight="bold" officeooo:rsid="0090f3f6" style:font-size-asian="8pt" style:font-weight-asian="bold" style:font-size-complex="8pt" style:font-weight-complex="bold"/>
    </style:style>
    <style:style style:name="MT4" style:family="text">
      <style:text-properties fo:font-size="8pt" style:text-underline-style="solid" style:text-underline-width="auto" style:text-underline-color="font-color" fo:font-weight="bold" officeooo:rsid="00034f57" style:font-size-asian="8pt" style:font-weight-asian="bold" style:font-size-complex="8pt" style:font-weight-complex="bold"/>
    </style:style>
    <style:style style:name="MT5" style:family="text">
      <style:text-properties fo:font-size="8pt" style:text-underline-style="solid" style:text-underline-width="auto" style:text-underline-color="font-color" fo:font-weight="bold" officeooo:rsid="0016e8d1" style:font-size-asian="8pt" style:font-weight-asian="bold" style:font-size-complex="8pt" style:font-weight-complex="bold"/>
    </style:style>
    <style:style style:name="MT6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span text:style-name="MT1"><text:user-defined style:data-style-name="N0" text:name="MODULO"/></text:span><text:span text:style-name="MT1"><text:s text:c="2"/></text:span><text:span text:style-name="MT1"><text:user-defined style:data-style-name="N0" text:name="UD">UD1 SISTEMAS DE ALMACENAMENTO</text:user-defined></text:span><text:span text:style-name="MT1"><text:tab/> <text:s text:c="3"/><text:tab/></text:span><text:span text:style-name="MT2">A</text:span><text:span text:style-name="MT3">CTIVIDADE</text:span><text:span text:style-name="MT4"> </text:span><text:span text:style-name="MT5">1</text:span></text:p>
      </style:header>
      <style:footer>
        <text:p text:style-name="MP2"><text:tab/><text:page-number text:select-page="current">4</text:page-number> <text:span text:style-name="MT6">de </text:span><text:span text:style-name="MT6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87</meta:editing-cycles>
    <meta:editing-duration>P1DT21H30M12S</meta:editing-duration>
    <dc:date>2021-09-18T21:09:30.733000000</dc:date>
    <meta:document-statistic meta:table-count="5" meta:image-count="0" meta:object-count="0" meta:page-count="4" meta:paragraph-count="178" meta:word-count="1377" meta:character-count="8192" meta:non-whitespace-character-count="7012"/>
    <meta:user-defined meta:name="MODULO"/>
    <meta:user-defined meta:name="UD">UD1 SISTEMAS DE ALMACENAMENTO</meta:user-defined>
  </office:meta>
</office:document-meta>
</file>